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? per square %ssecon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office:value-type="string" calcext:value-type="string">
            <text:p>radian? per square %ssecond</text:p>
          </table:table-cell>
          <table:table-cell table:style-name="ce48" office:value-type="string" calcext:value-type="string">
            <text:p>rad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%smeter? per square %ssecon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 style:data-style-name="N2" text:time-value="23:29:42.07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31T23:30:24.149000000</dc:date>
    <meta:editing-duration>P3DT17H42M31S</meta:editing-duration>
    <meta:editing-cycles>290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61" meta:object-count="0"/>
  </office:meta>
</office:document-meta>
</file>